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ignika" svg:font-family="Signika, 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404040" style:font-name="Signika" fo:font-size="10.5pt" fo:letter-spacing="normal" fo:font-style="normal" fo:font-weight="normal"/>
    </style:style>
    <style:style style:name="T2" style:family="text">
      <style:text-properties fo:font-variant="normal" fo:text-transform="none" fo:color="#404040" fo:font-size="10.5pt" fo:letter-spacing="normal" fo:font-style="normal" fo:font-weight="normal"/>
    </style:style>
    <style:style style:name="T3" style:family="text">
      <style:text-properties fo:font-variant="normal" fo:text-transform="none" fo:color="#404040" fo:letter-spacing="normal" fo:font-style="normal"/>
    </style:style>
    <style:style style:name="T4" style:family="text">
      <style:text-properties fo:font-variant="normal" fo:text-transform="none" fo:color="#404040" fo:letter-spacing="normal" fo:font-style="normal" fo:font-weight="normal"/>
    </style:style>
    <style:style style:name="T5" style:family="text">
      <style:text-properties fo:font-variant="normal" fo:text-transform="none" fo:color="#404040" fo:letter-spacing="normal" fo:font-style="normal" fo:font-weight="normal" style:font-weight-asian="normal" style:font-weight-complex="normal"/>
    </style:style>
    <style:style style:name="T6"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Refleksjonsnotatt Gruppe 10 </text:span></text:p>
      <text:p text:style-name="P1"><text:span text:style-name="T6">Kamil Smola</text:span></text:p>
      <text:p text:style-name="P1"><text:span text:style-name="T6">Daniel Johansen</text:span></text:p>
      <text:p text:style-name="P1"><text:span text:style-name="T6">Andreas Frederik Falkenberg</text:span></text:p>
      <text:p text:style-name="P1"><text:span text:style-name="T6">Ole Algoritme</text:span></text:p>
      <text:p text:style-name="P1"><text:span text:style-name="T5"/></text:p>
      <text:p text:style-name="P1">Vi føler at vi var under ganske stort press fordi vi endte opp med bare 4 medlemmer. Etter en uke med eksamen fikk vi vite av andre elever at det var noen som sto igjen uten gruppe. På denne tiden synes vi allerede det var for sent til å ta noen inn. </text:p>
      <text:p text:style-name="P1">Som gruppe så føler at opplegget var litt dårlig planlagt fra administrasjonssiden. </text:p>
      <text:p text:style-name="P1">Hele oppleget virker som om det er gjort i siste liten, Dette føler vi er kjipt at går ut over oss, og legger til enda mer press på oss. Vi føler at eksamen er stressende nokk for seg sel og vi trenger ikke masse serverproblemmer i tillegg. </text:p>
      <text:p text:style-name="P1">Vi føler at gruppesammensetningen var også ganske ille. I gruppen vår var det en som kunne noe særlig jacascript, CSS var også et problemområde for gruppen.</text:p>
      <text:p text:style-name="P1">Til å begynne med så hadde vi en ganske klar visjon for hvordan vi skulle fortsette med eksamen. I begynnelsen hadde vi ganske lang og grundig ideemyldring fase. </text:p>
      <text:p text:style-name="P1">I javasvript så har vi brukt en blanding av javascript og jquary. Vi har skrevet koden med utgangspunkt i at koden skal være dynamisk og at vi senere skal kunne implementere backend. Vi har testet ut omtrent alt av forskjellige javascript eventlisteners for å implemetere noe drag and drop funksjonalitet. HTML og da spesifikt Modal og cards blir laget dynamisk. For å enklere kunne bruke dette senere i en backend løsning. Hvis vi viste fra starten av at vi skulle bare bli 4 personer. Ville vi disponert tiden anderledes og gjort løsningen vår mere komplett.</text:p>
      <text:p text:style-name="P1">Vi har sett på mange forskjellige eksempler utifra de store kanban tjenestene, for eksempel da Trello, Pipiefy og Kanbanchi. Vi tok mye av inspirasjonen vår fra trello, vi brukte de gode egenskapene for å gjøre produktet vårt så bra som mulig. </text:p>
      <text:p text:style-name="P1">Gruppen vår med første inntrykk virket som vi hadde god kjemi mellom hverandre og at vi var på samme wavelength. For å bygge videre på vårt gruppedynamikk så kunne vi tatt en dag hvor vi satte oss ned og brukte en dag hvor vi kunne blitt bedre kjent. </text:p>
      <text:p text:style-name="P1">Målene vi hadde som en gruppe dannet under kritisk tenkning oppfylte vi til en middelsgrad. Dette skyldes at vi kom på mange gode ideer og funksjoner men vi følte at vi ikke fikk muligheten til å fulføre disse pga lite tid og underbemannelse.</text:p>
      <text:p text:style-name="P1">Erfaringer vi kommer til å ta videre fra dette prosjektet er at man alltid støtter på problemer og man må nesten iberegne disse i tidsbruken for hver oppgave. Hvis man ikke gjør dette så går det fort utover andre ting som skal lages/kodes. Vi burde hatt en strengere plan på oppmøte men dette veide vi da opp med å ha konstant dialog mellom hverandre i gruppen. Tidlig i oppgaven så burde vi ha laget en bedre oppgavefordeling som ville gi oss en bedre oversikt.</text:p>
      <text:p text:style-name="P1">Vi kunne også vert flinkere til å bygge på hverandres motivasjon til å mestre læringen vi har ha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ignika" svg:font-family="Signika, 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07T13:30:51.97</meta:creation-date>
    <meta:generator>OpenOffice/4.1.6$Win32 OpenOffice.org_project/416m1$Build-9790</meta:generator>
    <dc:date>2019-06-07T14:40:28.41</dc:date>
    <meta:editing-duration>PT1H9M32S</meta:editing-duration>
    <meta:editing-cycles>13</meta:editing-cycles>
    <meta:document-statistic meta:table-count="0" meta:image-count="0" meta:object-count="0" meta:page-count="1" meta:paragraph-count="16" meta:word-count="506" meta:character-count="2846"/>
  </office:meta>
</office:document-meta>
</file>